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4313" officeooo:paragraph-rsid="001f431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4313" officeooo:paragraph-rsid="001f431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27dbb" officeooo:paragraph-rsid="00227db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2db72" officeooo:paragraph-rsid="0022db7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f4313" officeooo:paragraph-rsid="00212db1" style:font-weight-asian="normal" style:font-weight-complex="normal"/>
    </style:style>
    <style:style style:name="T1" style:family="text">
      <style:text-properties officeooo:rsid="00212d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o Amazonas – UFAM</text:p>
      <text:p text:style-name="P2">Instituto de Computação – ICOMP</text:p>
      <text:p text:style-name="P1"/>
      <text:p text:style-name="P1">Felipe Matheus e Victor Roque</text:p>
      <text:p text:style-name="P1"/>
      <text:p text:style-name="P2">Trabalho de Simulação</text:p>
      <text:p text:style-name="P2"/>
      <text:p text:style-name="P4">Resumo</text:p>
      <text:p text:style-name="P2"/>
      <text:p text:style-name="P5"><text:tab/>Este relatório <text:span text:style-name="T1">expõe as</text:span> etapas do processo de implementação do algoritmo de rotemento SEBAR no ambiente simulado ONE (Opportunistic Network Environment). </text:p>
      <text:p text:style-name="P5"><text:span text:style-name="T1"><text:tab/>O SEBAR é um algoritmo de roteamento para redes de sensores sem fio que pertence à classse de algoritmos de Colonia de Formigas (Ant Colony Optimization – ACO). O SEBAR aplica conceitos de feromômio para encontrar a melhor rota entre dois nós de uma rede oportunista.</text:span></text:p>
      <text:p text:style-name="P5"/>
      <text:p text:style-name="P3">Implement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0:18:09.513173947</meta:creation-date>
    <dc:date>2019-06-18T00:49:33.896395901</dc:date>
    <meta:editing-duration>PT10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5" meta:character-count="562" meta:non-whitespace-character-count="479"/>
  </office:meta>
</office:document-meta>
</file>